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8.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3.478cm"/>
    </style:style>
    <style:style style:name="co6" style:family="table-column">
      <style:table-column-properties fo:break-before="auto" style:column-width="3.9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ff8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ff4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ff4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ff8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ff4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ff4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ff8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Aprobado&quot;" style:apply-style-name="ConditionalStyle_5f_6" style:base-cell-address="Hoja1.C5"/>
      <style:map style:condition="cell-content()=&quot;Fallido&quot;" style:apply-style-name="ConditionalStyle_5f_7" style:base-cell-address="Hoja1.C5"/>
      <style:map style:condition="cell-content()=&quot;Bloqueado&quot;" style:apply-style-name="ConditionalStyle_5f_8" style:base-cell-address="Hoja1.C5"/>
      <style:map style:condition="cell-content()=&quot;No completo&quot;" style:apply-style-name="ConditionalStyle_5f_9" style:base-cell-address="Hoja1.C5"/>
      <style:map style:condition="cell-content()=&quot;No aplica&quot;" style:apply-style-name="ConditionalStyle_5f_5" style:base-cell-address="Hoja1.C5"/>
      <style:map style:condition="cell-content()=&quot;Diferido&quot;" style:apply-style-name="ConditionalStyle_5f_10" style:base-cell-address="Hoja1.C5"/>
      <style:map style:condition="cell-content()=&quot;No corrido&quot;" style:apply-style-name="ConditionalStyle_5f_11" style:base-cell-address="Hoja1.C5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Aprobado&quot;" style:apply-style-name="ConditionalStyle_5f_6" style:base-cell-address="Hoja1.C5"/>
      <style:map style:condition="cell-content()=&quot;Fallido&quot;" style:apply-style-name="ConditionalStyle_5f_7" style:base-cell-address="Hoja1.C5"/>
      <style:map style:condition="cell-content()=&quot;Bloqueado&quot;" style:apply-style-name="ConditionalStyle_5f_8" style:base-cell-address="Hoja1.C5"/>
      <style:map style:condition="cell-content()=&quot;No completo&quot;" style:apply-style-name="ConditionalStyle_5f_9" style:base-cell-address="Hoja1.C5"/>
      <style:map style:condition="cell-content()=&quot;No aplica&quot;" style:apply-style-name="ConditionalStyle_5f_5" style:base-cell-address="Hoja1.C5"/>
      <style:map style:condition="cell-content()=&quot;Diferido&quot;" style:apply-style-name="ConditionalStyle_5f_10" style:base-cell-address="Hoja1.C5"/>
      <style:map style:condition="cell-content()=&quot;No corrido&quot;" style:apply-style-name="ConditionalStyle_5f_11" style:base-cell-address="Hoja1.C5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Aprobado&quot;" style:apply-style-name="ConditionalStyle_5f_6" style:base-cell-address="Hoja1.C5"/>
      <style:map style:condition="cell-content()=&quot;Fallido&quot;" style:apply-style-name="ConditionalStyle_5f_7" style:base-cell-address="Hoja1.C5"/>
      <style:map style:condition="cell-content()=&quot;Bloqueado&quot;" style:apply-style-name="ConditionalStyle_5f_8" style:base-cell-address="Hoja1.C5"/>
      <style:map style:condition="cell-content()=&quot;No completo&quot;" style:apply-style-name="ConditionalStyle_5f_9" style:base-cell-address="Hoja1.C5"/>
      <style:map style:condition="cell-content()=&quot;No aplica&quot;" style:apply-style-name="ConditionalStyle_5f_5" style:base-cell-address="Hoja1.C5"/>
      <style:map style:condition="cell-content()=&quot;Diferido&quot;" style:apply-style-name="ConditionalStyle_5f_10" style:base-cell-address="Hoja1.C5"/>
      <style:map style:condition="cell-content()=&quot;No corrido&quot;" style:apply-style-name="ConditionalStyle_5f_11" style:base-cell-address="Hoja1.C5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Aprobado&quot;" style:apply-style-name="ConditionalStyle_5f_6" style:base-cell-address="Hoja1.C5"/>
      <style:map style:condition="cell-content()=&quot;Fallido&quot;" style:apply-style-name="ConditionalStyle_5f_7" style:base-cell-address="Hoja1.C5"/>
      <style:map style:condition="cell-content()=&quot;Bloqueado&quot;" style:apply-style-name="ConditionalStyle_5f_8" style:base-cell-address="Hoja1.C5"/>
      <style:map style:condition="cell-content()=&quot;No completo&quot;" style:apply-style-name="ConditionalStyle_5f_9" style:base-cell-address="Hoja1.C5"/>
      <style:map style:condition="cell-content()=&quot;No aplica&quot;" style:apply-style-name="ConditionalStyle_5f_5" style:base-cell-address="Hoja1.C5"/>
      <style:map style:condition="cell-content()=&quot;Diferido&quot;" style:apply-style-name="ConditionalStyle_5f_10" style:base-cell-address="Hoja1.C5"/>
      <style:map style:condition="cell-content()=&quot;No corrido&quot;" style:apply-style-name="ConditionalStyle_5f_11" style:base-cell-address="Hoja1.C5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Aprobado&quot;" style:apply-style-name="ConditionalStyle_5f_6" style:base-cell-address="Hoja1.C5"/>
      <style:map style:condition="cell-content()=&quot;Fallido&quot;" style:apply-style-name="ConditionalStyle_5f_7" style:base-cell-address="Hoja1.C5"/>
      <style:map style:condition="cell-content()=&quot;Bloqueado&quot;" style:apply-style-name="ConditionalStyle_5f_8" style:base-cell-address="Hoja1.C5"/>
      <style:map style:condition="cell-content()=&quot;No completo&quot;" style:apply-style-name="ConditionalStyle_5f_9" style:base-cell-address="Hoja1.C5"/>
      <style:map style:condition="cell-content()=&quot;No aplica&quot;" style:apply-style-name="ConditionalStyle_5f_5" style:base-cell-address="Hoja1.C5"/>
      <style:map style:condition="cell-content()=&quot;Diferido&quot;" style:apply-style-name="ConditionalStyle_5f_10" style:base-cell-address="Hoja1.C5"/>
      <style:map style:condition="cell-content()=&quot;No corrido&quot;" style:apply-style-name="ConditionalStyle_5f_11" style:base-cell-address="Hoja1.C5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Aprobado&quot;" style:apply-style-name="ConditionalStyle_5f_6" style:base-cell-address="Hoja1.C5"/>
      <style:map style:condition="cell-content()=&quot;Fallido&quot;" style:apply-style-name="ConditionalStyle_5f_7" style:base-cell-address="Hoja1.C5"/>
      <style:map style:condition="cell-content()=&quot;Bloqueado&quot;" style:apply-style-name="ConditionalStyle_5f_8" style:base-cell-address="Hoja1.C5"/>
      <style:map style:condition="cell-content()=&quot;No completo&quot;" style:apply-style-name="ConditionalStyle_5f_9" style:base-cell-address="Hoja1.C5"/>
      <style:map style:condition="cell-content()=&quot;No aplica&quot;" style:apply-style-name="ConditionalStyle_5f_5" style:base-cell-address="Hoja1.C5"/>
      <style:map style:condition="cell-content()=&quot;Diferido&quot;" style:apply-style-name="ConditionalStyle_5f_10" style:base-cell-address="Hoja1.C5"/>
      <style:map style:condition="cell-content()=&quot;No corrido&quot;" style:apply-style-name="ConditionalStyle_5f_11" style:base-cell-address="Hoja1.C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ff8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Aprobado&quot;" style:apply-style-name="ConditionalStyle_5f_6" style:base-cell-address="Hoja1.C5"/>
      <style:map style:condition="cell-content()=&quot;Fallido&quot;" style:apply-style-name="ConditionalStyle_5f_7" style:base-cell-address="Hoja1.C5"/>
      <style:map style:condition="cell-content()=&quot;Bloqueado&quot;" style:apply-style-name="ConditionalStyle_5f_8" style:base-cell-address="Hoja1.C5"/>
      <style:map style:condition="cell-content()=&quot;No completo&quot;" style:apply-style-name="ConditionalStyle_5f_9" style:base-cell-address="Hoja1.C5"/>
      <style:map style:condition="cell-content()=&quot;No aplica&quot;" style:apply-style-name="ConditionalStyle_5f_5" style:base-cell-address="Hoja1.C5"/>
      <style:map style:condition="cell-content()=&quot;Diferido&quot;" style:apply-style-name="ConditionalStyle_5f_10" style:base-cell-address="Hoja1.C5"/>
      <style:map style:condition="cell-content()=&quot;No corrido&quot;" style:apply-style-name="ConditionalStyle_5f_11" style:base-cell-address="Hoja1.C5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 corrido&quot;;&quot;Aprobado&quot;;&quot;Fallido&quot;;&quot;No aplica&quot;;&quot;Bloqueado&quot;;&quot;No completo&quot;;&quot;Diferido&quot;)" table:allow-empty-cell="true" table:display-list="unsorted" table:base-cell-address="Hoja1.C4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9"/>
        <table:table-column table:style-name="co3" table:default-cell-style-name="ce2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2">
            <text:p>TEST DE REGRESIÓN</text:p>
          </table:table-cell>
          <table:covered-table-cell table:style-name="ce1"/>
          <table:table-cell table:style-name="ce1" office:value-type="string" calcext:value-type="string" table:number-columns-spanned="2" table:number-rows-spanned="2">
            <text:p>Regresión Sprint 1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Regresión Sprint 2</text:p>
          </table:table-cell>
          <table:table-cell table:style-name="ce1" office:value-type="string" calcext:value-type="string" table:number-columns-spanned="1" table:number-rows-spanned="2">
            <text:p>Regresión Sprint 3</text:p>
          </table:table-cell>
          <table:table-cell table:style-name="ce1" office:value-type="string" calcext:value-type="string" table:number-columns-spanned="1" table:number-rows-spanned="2">
            <text:p>Regresión Sprint 4</text:p>
          </table:table-cell>
        </table:table-row>
        <table:table-row table:style-name="ro1">
          <table:covered-table-cell table:style-name="ce1" office:value-type="string" calcext:value-type="string">
            <text:p>SPRINT 1</text:p>
          </table:covered-table-cell>
          <table:covered-table-cell table:number-columns-repeated="6" table:style-name="ce1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aso de prueba</text:p>
          </table:table-cell>
          <table:table-cell table:style-name="ce1" office:value-type="string" calcext:value-type="string" table:number-columns-spanned="2" table:number-rows-spanned="1">
            <text:p>ESTADO DE EJECUCIÓN</text:p>
          </table:table-cell>
          <table:covered-table-cell table:style-name="ce1"/>
          <table:table-cell table:number-columns-repeated="3" table:style-name="ce1" office:value-type="string" calcext:value-type="string">
            <text:p>ESTADO DE EJECUCIÓN</text:p>
          </table:table-cell>
        </table:table-row>
        <table:table-row table:style-name="ro1">
          <table:table-cell office:value-type="string" calcext:value-type="string">
            <text:p>PI_Usabilidad_001</text:p>
          </table:table-cell>
          <table:table-cell office:value-type="string" calcext:value-type="string">
            <text:p>Sitio responsive para Desktop</text:p>
          </table:table-cell>
          <table:table-cell table:content-validation-name="val1" office:value-type="string" calcext:value-type="string" table:number-columns-spanned="2" table:number-rows-spanned="1">
            <text:p>Aprobado</text:p>
          </table:table-cell>
          <table:covered-table-cell/>
          <table:table-cell table:content-validation-name="val1" table:number-columns-repeated="3"/>
        </table:table-row>
        <table:table-row table:style-name="ro1">
          <table:table-cell office:value-type="string" calcext:value-type="string">
            <text:p>PI_LBPNF_002</text:p>
          </table:table-cell>
          <table:table-cell office:value-type="string" calcext:value-type="string">
            <text:p>Vista de cards de categorías</text:p>
          </table:table-cell>
          <table:table-cell table:content-validation-name="val1" office:value-type="string" calcext:value-type="string" table:number-columns-spanned="2" table:number-rows-spanned="1">
            <text:p>Aprobado</text:p>
          </table:table-cell>
          <table:covered-table-cell/>
          <table:table-cell table:content-validation-name="val1" table:number-columns-repeated="3"/>
        </table:table-row>
        <table:table-row table:style-name="ro2">
          <table:table-cell office:value-type="string" calcext:value-type="string">
            <text:p>PI_LBPNF_004</text:p>
          </table:table-cell>
          <table:table-cell office:value-type="string" calcext:value-type="string">
            <text:p>Lista de productos en formato card presente en el home</text:p>
          </table:table-cell>
          <table:table-cell table:content-validation-name="val1" office:value-type="string" calcext:value-type="string" table:number-columns-spanned="2" table:number-rows-spanned="1">
            <text:p>Aprobado</text:p>
          </table:table-cell>
          <table:covered-table-cell/>
          <table:table-cell table:content-validation-name="val1" table:number-columns-repeated="3"/>
        </table:table-row>
        <table:table-row table:style-name="ro2">
          <table:table-cell office:value-type="string" calcext:value-type="string">
            <text:p>PI_GU_001</text:p>
          </table:table-cell>
          <table:table-cell office:value-type="string" calcext:value-type="string">
            <text:p>Registro de usuario nuevo con credenciales válidas</text:p>
          </table:table-cell>
          <table:table-cell table:content-validation-name="val1" office:value-type="string" calcext:value-type="string" table:number-columns-spanned="2" table:number-rows-spanned="1">
            <text:p>Fallido</text:p>
          </table:table-cell>
          <table:covered-table-cell/>
          <table:table-cell table:content-validation-name="val1" table:number-columns-repeated="3"/>
        </table:table-row>
        <table:table-row table:style-name="ro1">
          <table:table-cell office:value-type="string" calcext:value-type="string">
            <text:p>PI_GU_004</text:p>
          </table:table-cell>
          <table:table-cell office:value-type="string" calcext:value-type="string">
            <text:p>Inicio de sesión de usuario ya registrado</text:p>
          </table:table-cell>
          <table:table-cell table:content-validation-name="val1" office:value-type="string" calcext:value-type="string" table:number-columns-spanned="2" table:number-rows-spanned="1">
            <text:p>Bloqueado</text:p>
          </table:table-cell>
          <table:covered-table-cell/>
          <table:table-cell table:content-validation-name="val1" table:number-columns-repeated="3"/>
        </table:table-row>
        <table:table-row table:style-name="ro2">
          <table:table-cell office:value-type="string" calcext:value-type="string">
            <text:p>PI_Home_004</text:p>
          </table:table-cell>
          <table:table-cell office:value-type="string" calcext:value-type="string">
            <text:p>Alineación y vista de avatar de usuario logueado dentro del header </text:p>
          </table:table-cell>
          <table:table-cell table:content-validation-name="val1" office:value-type="string" calcext:value-type="string" table:number-columns-spanned="2" table:number-rows-spanned="1">
            <text:p>Bloqueado</text:p>
          </table:table-cell>
          <table:covered-table-cell/>
          <table:table-cell table:content-validation-name="val1" table:number-columns-repeated="3"/>
        </table:table-row>
        <table:table-row table:style-name="ro1">
          <table:table-cell table:style-name="ce3" office:value-type="string" calcext:value-type="string">
            <text:p>PI_LBP_003</text:p>
          </table:table-cell>
          <table:table-cell table:style-name="ce6" office:value-type="string" calcext:value-type="string">
            <text:p>Lista de productos filtrados por categoría</text:p>
          </table:table-cell>
          <table:table-cell table:content-validation-name="val1" table:number-columns-spanned="2" table:number-rows-spanned="1"/>
          <table:covered-table-cell/>
          <table:table-cell table:content-validation-name="val1" office:value-type="string" calcext:value-type="string">
            <text:p>Aprobado</text:p>
          </table:table-cell>
          <table:table-cell table:content-validation-name="val1" table:number-columns-repeated="2"/>
        </table:table-row>
        <table:table-row table:style-name="ro1">
          <table:table-cell table:style-name="ce12" office:value-type="string" calcext:value-type="string" table:number-columns-spanned="1" table:number-rows-spanned="2">
            <text:p>PI_LBP_004</text:p>
          </table:table-cell>
          <table:table-cell table:style-name="ce17" office:value-type="string" calcext:value-type="string" table:number-columns-spanned="1" table:number-rows-spanned="2">
            <text:p>Lista de productos filtrados por ciudad</text:p>
          </table:table-cell>
          <table:table-cell table:style-name="ce10" table:content-validation-name="val1" table:number-columns-spanned="2" table:number-rows-spanned="2"/>
          <table:covered-table-cell/>
          <table:table-cell table:style-name="ce14" table:content-validation-name="val1" office:value-type="string" calcext:value-type="string" table:number-columns-spanned="1" table:number-rows-spanned="2">
            <text:p>Aprobado</text:p>
          </table:table-cell>
          <table:table-cell table:style-name="ce14" table:content-validation-name="val1" table:number-columns-spanned="1" table:number-rows-spanned="2"/>
          <table:table-cell table:style-name="ce14" table:content-validation-name="val1" table:number-columns-spanned="1" table:number-rows-spanned="2"/>
        </table:table-row>
        <table:table-row table:style-name="ro1">
          <table:covered-table-cell table:style-name="ce12"/>
          <table:covered-table-cell table:style-name="ce17"/>
          <table:covered-table-cell table:style-name="ce11" table:content-validation-name="val1"/>
          <table:covered-table-cell/>
          <table:covered-table-cell table:number-columns-repeated="3" table:style-name="ce11" table:content-validation-name="val1"/>
        </table:table-row>
        <table:table-row table:style-name="ro3">
          <table:table-cell table:style-name="ce12" office:value-type="string" calcext:value-type="string">
            <text:p>PI_VP_002</text:p>
          </table:table-cell>
          <table:table-cell table:style-name="ce17" office:value-type="string" calcext:value-type="string">
            <text:p>Acceso a galería de imágenes del producto en formato “Desktop” a través del texto “Ver más”</text:p>
          </table:table-cell>
          <table:table-cell table:content-validation-name="val1" table:number-columns-spanned="2" table:number-rows-spanned="1"/>
          <table:covered-table-cell/>
          <table:table-cell table:content-validation-name="val1" office:value-type="string" calcext:value-type="string">
            <text:p>Aprobado</text:p>
          </table:table-cell>
          <table:table-cell table:content-validation-name="val1" table:number-columns-repeated="2"/>
        </table:table-row>
        <table:table-row table:style-name="ro2">
          <table:table-cell office:value-type="string" calcext:value-type="string">
            <text:p>PI_VDP_021</text:p>
          </table:table-cell>
          <table:table-cell table:style-name="ce18" office:value-type="string" calcext:value-type="string">
            <text:p>Bloque Características que cubra el 100% del ancho del contenedor</text:p>
          </table:table-cell>
          <table:table-cell table:style-name="ce22" table:content-validation-name="val1" table:number-columns-spanned="2" table:number-rows-spanned="1"/>
          <table:covered-table-cell/>
          <table:table-cell table:style-name="ce26" table:content-validation-name="val1" office:value-type="string" calcext:value-type="string">
            <text:p>Aprobado</text:p>
          </table:table-cell>
          <table:table-cell table:style-name="ce26" table:content-validation-name="val1" table:number-columns-repeated="2"/>
        </table:table-row>
        <table:table-row table:style-name="ro3">
          <table:table-cell office:value-type="string" calcext:value-type="string">
            <text:p>PI_VDP_026</text:p>
          </table:table-cell>
          <table:table-cell table:style-name="ce18" office:value-type="string" calcext:value-type="string">
            <text:p>Normas, seguridad y cancelación: Título y descripción para desktop dentro del bloque Políticas</text:p>
          </table:table-cell>
          <table:table-cell table:style-name="ce22" table:content-validation-name="val1" table:number-columns-spanned="2" table:number-rows-spanned="1"/>
          <table:covered-table-cell/>
          <table:table-cell table:style-name="ce26" table:content-validation-name="val1" office:value-type="string" calcext:value-type="string">
            <text:p>Aprobado</text:p>
          </table:table-cell>
          <table:table-cell table:style-name="ce26" table:content-validation-name="val1" table:number-columns-repeated="2"/>
        </table:table-row>
        <table:table-row table:style-name="ro2">
          <table:table-cell office:value-type="string" calcext:value-type="string">
            <text:p>PI_RP_001</text:p>
          </table:table-cell>
          <table:table-cell table:style-name="ce18" office:value-type="string" calcext:value-type="string">
            <text:p>Calendario doble alineado a la izquierda del bloque calendario en desktop</text:p>
          </table:table-cell>
          <table:table-cell table:style-name="ce22" table:content-validation-name="val1" table:number-columns-spanned="2" table:number-rows-spanned="1"/>
          <table:covered-table-cell/>
          <table:table-cell table:style-name="ce26" table:content-validation-name="val1" office:value-type="string" calcext:value-type="string">
            <text:p>Aprobado</text:p>
          </table:table-cell>
          <table:table-cell table:style-name="ce26" table:content-validation-name="val1" table:number-columns-repeated="2"/>
        </table:table-row>
        <table:table-row table:style-name="ro2">
          <table:table-cell office:value-type="string" calcext:value-type="string">
            <text:p>PI_RP_004</text:p>
          </table:table-cell>
          <table:table-cell table:style-name="ce18" office:value-type="string" calcext:value-type="string">
            <text:p>Botón "iniciar reserva" alineado a la derecha del bloque calendario en desktop</text:p>
          </table:table-cell>
          <table:table-cell table:style-name="ce22" table:content-validation-name="val1" table:number-columns-spanned="2" table:number-rows-spanned="1"/>
          <table:covered-table-cell/>
          <table:table-cell table:style-name="ce26" table:content-validation-name="val1" office:value-type="string" calcext:value-type="string">
            <text:p>Aprobado</text:p>
          </table:table-cell>
          <table:table-cell table:style-name="ce26" table:content-validation-name="val1" table:number-columns-repeated="2"/>
        </table:table-row>
        <calcext:conditional-formats>
          <calcext:conditional-format calcext:target-range-address="Hoja1.E11:Hoja1.F14 Hoja1.C5:Hoja1.C18 Hoja1.E15:Hoja1.G18 Hoja1.G6:Hoja1.G14 Hoja1.E5:Hoja1.G10">
            <calcext:condition calcext:apply-style-name="ConditionalStyle_6" calcext:value="=&quot;Aprobado&quot;" calcext:base-cell-address="Hoja1.C5"/>
            <calcext:condition calcext:apply-style-name="ConditionalStyle_7" calcext:value="=&quot;Fallido&quot;" calcext:base-cell-address="Hoja1.C5"/>
            <calcext:condition calcext:apply-style-name="ConditionalStyle_8" calcext:value="=&quot;Bloqueado&quot;" calcext:base-cell-address="Hoja1.C5"/>
            <calcext:condition calcext:apply-style-name="ConditionalStyle_9" calcext:value="=&quot;No completo&quot;" calcext:base-cell-address="Hoja1.C5"/>
            <calcext:condition calcext:apply-style-name="ConditionalStyle_5" calcext:value="=&quot;No aplica&quot;" calcext:base-cell-address="Hoja1.C5"/>
            <calcext:condition calcext:apply-style-name="ConditionalStyle_10" calcext:value="=&quot;Diferido&quot;" calcext:base-cell-address="Hoja1.C5"/>
            <calcext:condition calcext:apply-style-name="ConditionalStyle_11" calcext:value="=&quot;No corrido&quot;" calcext:base-cell-address="Hoja1.C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8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8P2" style:volatile="true">
      <number:currency-symbol/>
      <loext:text> </loext:text>
      <loext:fill-character> </loext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6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6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6" style:display-name="ConditionalStyle_6" style:family="table-cell" style:parent-style-name="Default">
      <style:table-cell-properties fo:background-color="#81d41a"/>
      <style:text-properties fo:color="#000000" style:font-name="Arial" fo:font-family="Arial" style:font-name-complex="Arial" style:font-family-complex="Arial"/>
    </style:style>
    <style:style style:name="ConditionalStyle_5f_7" style:display-name="ConditionalStyle_7" style:family="table-cell" style:parent-style-name="Default">
      <style:table-cell-properties fo:background-color="#ff4000"/>
      <style:text-properties fo:color="#000000" style:font-name="Arial" fo:font-family="Arial" style:font-name-complex="Arial" style:font-family-complex="Arial"/>
    </style:style>
    <style:style style:name="ConditionalStyle_5f_8" style:display-name="ConditionalStyle_8" style:family="table-cell" style:parent-style-name="Default">
      <style:table-cell-properties fo:background-color="#ffe994"/>
      <style:text-properties fo:color="#000000" style:font-name="Arial" fo:font-family="Arial" style:font-name-complex="Arial" style:font-family-complex="Arial"/>
    </style:style>
    <style:style style:name="ConditionalStyle_5f_9" style:display-name="ConditionalStyle_9" style:family="table-cell" style:parent-style-name="Default">
      <style:table-cell-properties fo:background-color="#dee6ef"/>
      <style:text-properties fo:color="#000000" style:font-name="Arial" fo:font-family="Arial" style:font-name-complex="Arial" style:font-family-complex="Arial"/>
    </style:style>
    <style:style style:name="ConditionalStyle_5f_5" style:display-name="ConditionalStyle_5" style:family="table-cell" style:parent-style-name="Default">
      <style:text-properties fo:color="#000000" style:font-name="Arial" fo:font-family="Arial" fo:font-size="10pt" fo:font-style="normal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b4c7dc"/>
      <style:text-properties fo:color="#000000" style:font-name="Arial" fo:font-family="Arial" style:font-name-complex="Arial" style:font-family-complex="Arial"/>
    </style:style>
    <style:style style:name="ConditionalStyle_5f_11" style:display-name="ConditionalStyle_11" style:family="table-cell" style:parent-style-name="Default">
      <style:table-cell-properties fo:background-color="#ffaa95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4:09:02.9207291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2-12T18:48:10.457300343</meta:creation-date>
    <dc:date>2022-12-13T15:45:50.441446032</dc:date>
    <meta:editing-duration>PT36M45S</meta:editing-duration>
    <meta:editing-cycles>3</meta:editing-cycles>
    <meta:generator>LibreOffice/6.4.6.2$Linux_X86_64 LibreOffice_project/40$Build-2</meta:generator>
    <meta:document-statistic meta:table-count="1" meta:cell-count="51" meta:object-count="0"/>
  </office:meta>
</office:document-meta>
</file>